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Preformatted_20_Text">
      <style:text-properties fo:color="#000000" style:font-name="Bitstream Vera Sans1" fo:font-size="8pt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style:font-name="Bitstream Vera Sans1" fo:font-size="8pt" fo:background-color="#ffffff" style:font-size-asian="8pt" style:font-size-complex="8pt"/>
    </style:style>
    <style:style style:name="P3" style:family="paragraph" style:parent-style-name="Preformatted_20_Text">
      <style:text-properties fo:font-variant="normal" fo:text-transform="none" fo:color="#000000" style:font-name="Bitstream Vera Sans1" fo:font-size="8pt" fo:font-style="normal" fo:background-color="#ffffff" style:font-size-asian="8pt" style:font-size-complex="8pt"/>
    </style:style>
    <style:style style:name="P4" style:family="paragraph" style:parent-style-name="Preformatted_20_Text">
      <style:paragraph-properties fo:margin-top="0cm" fo:margin-bottom="0.499cm"/>
      <style:text-properties fo:color="#000000" style:font-name="Bitstream Vera Sans1" fo:font-size="8pt" style:font-size-asian="8pt" style:font-size-complex="8pt"/>
    </style:style>
    <style:style style:name="P5" style:family="paragraph" style:parent-style-name="Preformatted_20_Text">
      <style:text-properties fo:color="#000000" style:font-name="Bitstream Vera Sans1" fo:font-size="8pt" fo:font-weight="bold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: </text:span><text:span text:style-name="T2">public</text:span> <text:span text:style-name="T2">class</text:span> TabelaHash <text:span text:style-name="T2">{</text:span> <text:s text:c="2"/></text:p>
      <text:p text:style-name="P1"><text:span text:style-name="T1"><text:s/>2: </text:span><text:s text:c="4"/><text:span text:style-name="T3">//Estrutura</text:span></text:p>
      <text:p text:style-name="P1"><text:span text:style-name="T1"><text:s/>3: </text:span><text:s text:c="4"/><text:span text:style-name="T2">private</text:span> HumanList<text:span text:style-name="T2">[]</text:span> tableNOME<text:span text:style-name="T2">;</text:span> </text:p>
      <text:p text:style-name="P1"><text:span text:style-name="T1"><text:s/>4: </text:span><text:s text:c="4"/><text:span text:style-name="T2">private</text:span> HumanList<text:span text:style-name="T2">[]</text:span> tableCPF<text:span text:style-name="T2">;</text:span> <text:s text:c="2"/></text:p>
      <text:p text:style-name="P1"><text:span text:style-name="T1"><text:s/>5: </text:span><text:s text:c="4"/><text:span text:style-name="T3">//Construtor</text:span></text:p>
      <text:p text:style-name="P1"><text:span text:style-name="T1"><text:s/>6: </text:span><text:s text:c="4"/><text:span text:style-name="T2">public</text:span> TabelaHash <text:span text:style-name="T2">(int</text:span> x<text:span text:style-name="T2">)</text:span> <text:span text:style-name="T2">{</text:span> <text:s text:c="12"/></text:p>
      <text:p text:style-name="P1"><text:span text:style-name="T1"><text:s/>7: </text:span><text:s text:c="12"/>tableNOME = <text:span text:style-name="T2">new</text:span> HumanList<text:span text:style-name="T2">[</text:span>x<text:span text:style-name="T2">];</text:span></text:p>
      <text:p text:style-name="P1"><text:span text:style-name="T1"><text:s/>8: </text:span><text:s text:c="12"/>tableCPF = <text:span text:style-name="T2">new</text:span> HumanList<text:span text:style-name="T2">[</text:span>x<text:span text:style-name="T2">];</text:span></text:p>
      <text:p text:style-name="P2"><text:s/>9: </text:p>
      <text:p text:style-name="P1"><text:span text:style-name="T1">10: </text:span><text:s text:c="12"/><text:span text:style-name="T2">for</text:span> <text:span text:style-name="T2">(int</text:span> i=0<text:span text:style-name="T2">;</text:span> i&lt;x<text:span text:style-name="T2">;</text:span> i++<text:span text:style-name="T2">)</text:span> <text:span text:style-name="T2">{</text:span></text:p>
      <text:p text:style-name="P1"><text:span text:style-name="T1">11: </text:span><text:s text:c="20"/>tableNOME<text:span text:style-name="T2">[</text:span>i<text:span text:style-name="T2">]</text:span> = <text:span text:style-name="T2">new</text:span> HumanList<text:span text:style-name="T2">();</text:span></text:p>
      <text:p text:style-name="P1"><text:span text:style-name="T1">12: </text:span><text:s text:c="20"/>tableCPF<text:span text:style-name="T2">[</text:span>i<text:span text:style-name="T2">]</text:span> = <text:span text:style-name="T2">new</text:span> HumanList<text:span text:style-name="T2">();</text:span></text:p>
      <text:p text:style-name="P1"><text:span text:style-name="T1">13: </text:span><text:s text:c="12"/><text:span text:style-name="T2">}</text:span></text:p>
      <text:p text:style-name="P1"><text:span text:style-name="T1">14: </text:span><text:s text:c="4"/><text:span text:style-name="T2">}</text:span></text:p>
      <text:p text:style-name="P1"><text:span text:style-name="T1">15: </text:span><text:s text:c="4"/><text:span text:style-name="T3">/** Insere nodos na HashTable a partir de seus dados <text:s text:c="3"/>*/</text:span></text:p>
      <text:p text:style-name="P1"><text:span text:style-name="T1">16: </text:span><text:s text:c="4"/><text:span text:style-name="T2">public</text:span> <text:span text:style-name="T2">void</text:span> insertRecord <text:span text:style-name="T2">(</text:span> </text:p>
      <text:p text:style-name="P1"><text:span text:style-name="T1">17: </text:span><text:s text:c="20"/></text:p>
      <text:p text:style-name="P1"><text:span text:style-name="T1">18: </text:span><text:s text:c="20"/>String <text:s/>myName<text:span text:style-name="T2">,</text:span></text:p>
      <text:p text:style-name="P1"><text:span text:style-name="T1">19: </text:span><text:s text:c="20"/>String <text:s/>myAdress<text:span text:style-name="T2">,</text:span></text:p>
      <text:p text:style-name="P1"><text:span text:style-name="T1">20: </text:span><text:s text:c="20"/>String <text:s/>myCpf<text:span text:style-name="T2">,</text:span></text:p>
      <text:p text:style-name="P1"><text:span text:style-name="T1">21: </text:span><text:s text:c="20"/><text:span text:style-name="T2">char</text:span> <text:s text:c="3"/>mySexo<text:span text:style-name="T2">,</text:span></text:p>
      <text:p text:style-name="P1"><text:span text:style-name="T1">22: </text:span><text:s text:c="20"/><text:span text:style-name="T2">int</text:span> <text:s text:c="4"/>myAge <text:span text:style-name="T2">)</text:span> <text:span text:style-name="T2">{</text:span></text:p>
      <text:p text:style-name="P3">23: </text:p>
      <text:p text:style-name="P1"><text:span text:style-name="T1">24: </text:span><text:s text:c="12"/>HumanNode record = <text:span text:style-name="T2">new</text:span> HumanNode <text:span text:style-name="T2">(</text:span> myName<text:span text:style-name="T2">,</text:span> myAdress<text:span text:style-name="T2">,</text:span> myCpf<text:span text:style-name="T2">,</text:span> mySexo<text:span text:style-name="T2">,</text:span> myAge <text:span text:style-name="T2">);</text:span></text:p>
      <text:p text:style-name="P3">25: </text:p>
      <text:p text:style-name="P1"><text:span text:style-name="T1">26: </text:span><text:s text:c="12"/><text:span text:style-name="T2">int</text:span> a = hashCodigo<text:span text:style-name="T2">(</text:span>record<text:span text:style-name="T2">.</text:span>getName<text:span text:style-name="T2">());</text:span></text:p>
      <text:p text:style-name="P1"><text:span text:style-name="T1">27: </text:span><text:s text:c="12"/>tableNOME<text:span text:style-name="T2">[</text:span>a<text:span text:style-name="T2">].</text:span>insere <text:span text:style-name="T2">(</text:span>record<text:span text:style-name="T2">);</text:span></text:p>
      <text:p text:style-name="P3">28: </text:p>
      <text:p text:style-name="P1"><text:span text:style-name="T1">29: </text:span><text:s text:c="12"/><text:span text:style-name="T2">int</text:span> b = hashCodigo<text:span text:style-name="T2">(</text:span>record<text:span text:style-name="T2">.</text:span>getCPF<text:span text:style-name="T2">());</text:span></text:p>
      <text:p text:style-name="P1"><text:span text:style-name="T1">30: </text:span><text:s text:c="12"/>tableCPF<text:span text:style-name="T2">[</text:span>b<text:span text:style-name="T2">].</text:span>insere <text:span text:style-name="T2">(</text:span>record<text:span text:style-name="T2">);</text:span> <text:s text:c="3"/></text:p>
      <text:p text:style-name="P1"><text:span text:style-name="T1">31: </text:span><text:s text:c="4"/><text:span text:style-name="T2">}</text:span> <text:s text:c="6"/></text:p>
      <text:p text:style-name="P1"><text:span text:style-name="T1">32: </text:span><text:s text:c="4"/><text:span text:style-name="T3">/** <text:s text:c="4"/>Busca na tabela todos os registros com o nome especificado <text:s text:c="5"/>*/</text:span></text:p>
      <text:p text:style-name="P1"><text:span text:style-name="T1">33: </text:span><text:s text:c="4"/><text:span text:style-name="T2">public</text:span> HumanList getRegistroNome <text:span text:style-name="T2">(</text:span> String name <text:span text:style-name="T2">)</text:span> <text:span text:style-name="T2">{</text:span> <text:s text:c="13"/></text:p>
      <text:p text:style-name="P1"><text:span text:style-name="T1">34: </text:span><text:s text:c="12"/><text:span text:style-name="T2">int</text:span> a = hashCodigo<text:span text:style-name="T2">(</text:span>name<text:span text:style-name="T2">);</text:span></text:p>
      <text:p text:style-name="P1"><text:span text:style-name="T1">35: </text:span><text:s text:c="12"/><text:span text:style-name="T2">return</text:span> tableNOME<text:span text:style-name="T2">[</text:span>a<text:span text:style-name="T2">].</text:span>getByName <text:span text:style-name="T2">(</text:span> name <text:span text:style-name="T2">);</text:span></text:p>
      <text:p text:style-name="P1"><text:span text:style-name="T1">36: </text:span><text:s text:c="4"/><text:span text:style-name="T2">}</text:span></text:p>
      <text:p text:style-name="P1"><text:span text:style-name="T1">37: </text:span><text:s text:c="4"/><text:span text:style-name="T3">/** <text:s text:c="4"/>Busca na tabela um registro com o CPF especificado <text:s text:c="5"/>*/</text:span></text:p>
      <text:p text:style-name="P1"><text:span text:style-name="T1">38: </text:span><text:s text:c="4"/><text:span text:style-name="T2">public</text:span> HumanNode getRegistroCPF <text:span text:style-name="T2">(</text:span> String cpf <text:span text:style-name="T2">)</text:span> <text:span text:style-name="T2">{</text:span> <text:s text:c="15"/></text:p>
      <text:p text:style-name="P1"><text:span text:style-name="T1">39: </text:span><text:s text:c="12"/><text:span text:style-name="T2">int</text:span> b = hashCodigo<text:span text:style-name="T2">(</text:span>cpf<text:span text:style-name="T2">);</text:span></text:p>
      <text:p text:style-name="P1"><text:span text:style-name="T1">40: </text:span><text:s text:c="12"/><text:span text:style-name="T2">return</text:span> tableCPF<text:span text:style-name="T2">[</text:span>b<text:span text:style-name="T2">].</text:span>getByCPF <text:span text:style-name="T2">(</text:span> cpf <text:span text:style-name="T2">);</text:span></text:p>
      <text:p text:style-name="P1"><text:span text:style-name="T1">41: </text:span><text:s text:c="4"/><text:span text:style-name="T2">}</text:span></text:p>
      <text:p text:style-name="P1"><text:span text:style-name="T1">42: </text:span><text:s text:c="4"/><text:span text:style-name="T3">/** <text:s text:c="4"/>Gera um codigo hash para uma String que se encaixe na tabela <text:s text:c="3"/>*/</text:span></text:p>
      <text:p text:style-name="P1"><text:span text:style-name="T1">43: </text:span><text:s text:c="4"/><text:span text:style-name="T2">public</text:span> <text:span text:style-name="T2">static</text:span> <text:span text:style-name="T2">int</text:span> hashCodigo <text:span text:style-name="T2">(</text:span>String stri<text:span text:style-name="T2">)</text:span> <text:span text:style-name="T2">{</text:span></text:p>
      <text:p text:style-name="P3">44: </text:p>
      <text:p text:style-name="P1"><text:span text:style-name="T1">45: </text:span><text:s text:c="12"/>String str = stri<text:span text:style-name="T2">.</text:span>toLowerCase<text:span text:style-name="T2">();</text:span></text:p>
      <text:p text:style-name="P1"><text:span text:style-name="T1">46: </text:span><text:s text:c="28"/></text:p>
      <text:p text:style-name="P1"><text:span text:style-name="T1">47: </text:span><text:s text:c="12"/><text:span text:style-name="T2">int</text:span> primo1 = 11<text:span text:style-name="T2">;</text:span></text:p>
      <text:p text:style-name="P1"><text:span text:style-name="T1">48: </text:span><text:s text:c="12"/><text:span text:style-name="T2">int</text:span> primo2 = 13<text:span text:style-name="T2">;</text:span></text:p>
      <text:p text:style-name="P1"><text:span text:style-name="T1">49: </text:span><text:s text:c="12"/></text:p>
      <text:p text:style-name="P1"><text:span text:style-name="T1">50: </text:span><text:s text:c="12"/><text:span text:style-name="T2">long</text:span> hash = 0<text:span text:style-name="T2">;</text:span></text:p>
      <text:p text:style-name="P1"><text:span text:style-name="T1">51: </text:span><text:s text:c="12"/></text:p>
      <text:p text:style-name="P1"><text:span text:style-name="T1">52: </text:span><text:s text:c="12"/><text:span text:style-name="T2">for</text:span> <text:span text:style-name="T2">(</text:span> <text:span text:style-name="T2">int</text:span> i = 0<text:span text:style-name="T2">;</text:span> i &lt; str<text:span text:style-name="T2">.</text:span>length<text:span text:style-name="T2">();</text:span> i++ <text:span text:style-name="T2">)</text:span> <text:span text:style-name="T2">{</text:span></text:p>
      <text:p text:style-name="P1"><text:span text:style-name="T1">53: </text:span><text:s text:c="20"/>hash += primo1 * str<text:span text:style-name="T2">.</text:span>charAt<text:span text:style-name="T2">(</text:span>i<text:span text:style-name="T2">);</text:span></text:p>
      <text:p text:style-name="P1"><text:span text:style-name="T1">54: </text:span><text:s text:c="20"/>primo1 *= primo2<text:span text:style-name="T2">;</text:span></text:p>
      <text:p text:style-name="P1"><text:span text:style-name="T1">55: </text:span><text:s text:c="12"/><text:span text:style-name="T2">}</text:span></text:p>
      <text:p text:style-name="P1"><text:span text:style-name="T1">56: </text:span><text:s text:c="12"/><text:span text:style-name="T2">if</text:span> <text:span text:style-name="T2">(</text:span> hash &gt;= 0 <text:span text:style-name="T2">)</text:span> <text:span text:style-name="T2">return</text:span> <text:span text:style-name="T2">(int)</text:span> <text:span text:style-name="T2">(</text:span> hash % 13 <text:span text:style-name="T2">);</text:span> <text:s text:c="3"/></text:p>
      <text:p text:style-name="P1"><text:span text:style-name="T1">57: </text:span><text:s text:c="12"/><text:span text:style-name="T2">else</text:span> <text:span text:style-name="T2">return</text:span> <text:span text:style-name="T2">(int)</text:span> -<text:span text:style-name="T2">(</text:span> hash % 13 <text:span text:style-name="T2">);</text:span></text:p>
      <text:p text:style-name="P1"><text:span text:style-name="T1">58: </text:span><text:s text:c="4"/><text:span text:style-name="T2">}</text:span></text:p>
      <text:p text:style-name="P4"><text:span text:style-name="T1">59: </text:span><text:span text:style-name="T2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II - AEDS II</text:title><text:tab/><text:tab/><text:subject>Anexo I - CódigoFonte - TabelaHash.java</text:subject>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dc:title>Trabalho Prático III - AEDS II</dc:title>
    <dc:subject>Anexo I - CódigoFonte - TabelaHash.java</dc:subject>
    <meta:initial-creator>Gustavo Guimaraes</meta:initial-creator>
    <meta:creation-date>2006-05-20T09:56:31</meta:creation-date>
    <dc:creator>Gustavo Guimaraes</dc:creator>
    <dc:date>2006-05-20T10:19:25</dc:date>
    <dc:language>pt-BR</dc:language>
    <meta:editing-cycles>4</meta:editing-cycles>
    <meta:editing-duration>PT12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1" meta:word-count="246" meta:character-count="2265"/>
  </office:meta>
</office:document-meta>
</file>